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5.662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81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05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280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cc6633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Que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Quest Set</text:p>
          </table:table-cell>
          <table:table-cell table:style-name="ce1" office:value-type="string">
            <text:p>Quest Name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Arc Level</text:p>
          </table:table-cell>
          <table:table-cell table:style-name="ce1" office:value-type="string">
            <text:p>Quest Type</text:p>
          </table:table-cell>
          <table:table-cell table:style-name="ce1" office:value-type="string">
            <text:p>Arc Typ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2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3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4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ymbolic</text:p>
          </table:table-cell>
          <table:table-cell table:formula="of:=VLOOKUP([.G5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6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7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9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Hobby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ymbolic</text:p>
          </table:table-cell>
          <table:table-cell table:formula="of:=VLOOKUP([.G10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Job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11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Job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12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A New Job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3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Paradigmatic</text:p>
          </table:table-cell>
          <table:table-cell table:formula="of:=VLOOKUP([.G14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15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16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17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1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19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Paradigmatic</text:p>
          </table:table-cell>
          <table:table-cell table:formula="of:=VLOOKUP([.G20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Bind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Lurid</text:p>
          </table:table-cell>
          <table:table-cell table:formula="of:=VLOOKUP([.G21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centrated Awesom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2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centrated Awesom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23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centrated Awesome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aradigmatic</text:p>
          </table:table-cell>
          <table:table-cell table:formula="of:=VLOOKUP([.G24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centrated Awesom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25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centrated Awesom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Pastoral</text:p>
          </table:table-cell>
          <table:table-cell table:formula="of:=VLOOKUP([.G2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necting With Someon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Pastoral</text:p>
          </table:table-cell>
          <table:table-cell table:formula="of:=VLOOKUP([.G27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necting With Someon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2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necting With Someon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Connecting With Someon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30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Lurid</text:p>
          </table:table-cell>
          <table:table-cell table:formula="of:=VLOOKUP([.G31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ymbolic</text:p>
          </table:table-cell>
          <table:table-cell table:formula="of:=VLOOKUP([.G32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Paradigmatic</text:p>
          </table:table-cell>
          <table:table-cell table:formula="of:=VLOOKUP([.G33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34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Paradigmatic</text:p>
          </table:table-cell>
          <table:table-cell table:formula="of:=VLOOKUP([.G35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truggle</text:p>
          </table:table-cell>
          <table:table-cell table:formula="of:=VLOOKUP([.G36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Melodramatic</text:p>
          </table:table-cell>
          <table:table-cell table:formula="of:=VLOOKUP([.G37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Door Into Memor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ymbolic</text:p>
          </table:table-cell>
          <table:table-cell table:formula="of:=VLOOKUP([.G3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Paradigmatic</text:p>
          </table:table-cell>
          <table:table-cell table:formula="of:=VLOOKUP([.G39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40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41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42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43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44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Lurid</text:p>
          </table:table-cell>
          <table:table-cell table:formula="of:=VLOOKUP([.G45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Melodramatic</text:p>
          </table:table-cell>
          <table:table-cell table:formula="of:=VLOOKUP([.G46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Mental Training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47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Object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48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Object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49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Object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50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he Object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Lurid</text:p>
          </table:table-cell>
          <table:table-cell table:formula="of:=VLOOKUP([.G51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hysical Train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52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hysical Training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53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hysical Training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54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hysical Training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Melodramatic</text:p>
          </table:table-cell>
          <table:table-cell table:formula="of:=VLOOKUP([.G55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aradigmatic</text:p>
          </table:table-cell>
          <table:table-cell table:formula="of:=VLOOKUP([.G56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truggle</text:p>
          </table:table-cell>
          <table:table-cell table:formula="of:=VLOOKUP([.G57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Lurid</text:p>
          </table:table-cell>
          <table:table-cell table:formula="of:=VLOOKUP([.G58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59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60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6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oisoned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Melodramatic</text:p>
          </table:table-cell>
          <table:table-cell table:formula="of:=VLOOKUP([.G62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reparing for a Festival or Event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63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reparing for a Festival or Event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64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reparing for a Festival or Event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Exciting</text:p>
          </table:table-cell>
          <table:table-cell table:formula="of:=VLOOKUP([.G65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Preparing for a Festival or Event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66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aking Care of a Small Chil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67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aking Care of a Small Child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Paradigmatic</text:p>
          </table:table-cell>
          <table:table-cell table:formula="of:=VLOOKUP([.G68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aking Care of a Small Child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6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aking Care of a Small Child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Pastoral</text:p>
          </table:table-cell>
          <table:table-cell table:formula="of:=VLOOKUP([.G7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s</text:p>
          </table:table-cell>
          <table:table-cell office:value-type="string">
            <text:p>N/A</text:p>
          </table:table-cell>
          <table:table-cell office:value-type="string">
            <text:p>Taking Care of a Small Child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Background</text:p>
          </table:table-cell>
          <table:table-cell table:formula="of:=VLOOKUP([.G7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Paradigmatic</text:p>
          </table:table-cell>
          <table:table-cell table:formula="of:=VLOOKUP([.G72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Lurid</text:p>
          </table:table-cell>
          <table:table-cell table:formula="of:=VLOOKUP([.G73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Lurid</text:p>
          </table:table-cell>
          <table:table-cell table:formula="of:=VLOOKUP([.G74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Paradigmatic</text:p>
          </table:table-cell>
          <table:table-cell table:formula="of:=VLOOKUP([.G75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Paradigmatic</text:p>
          </table:table-cell>
          <table:table-cell table:formula="of:=VLOOKUP([.G76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77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78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79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cience!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80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8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8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Paradigmatic</text:p>
          </table:table-cell>
          <table:table-cell table:formula="of:=VLOOKUP([.G83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radigmatic</text:p>
          </table:table-cell>
          <table:table-cell table:formula="of:=VLOOKUP([.G84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85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86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87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Someone's in Trouble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8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Paradigmatic</text:p>
          </table:table-cell>
          <table:table-cell table:formula="of:=VLOOKUP([.G89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aradigmatic</text:p>
          </table:table-cell>
          <table:table-cell table:formula="of:=VLOOKUP([.G90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9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9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Lurid</text:p>
          </table:table-cell>
          <table:table-cell table:formula="of:=VLOOKUP([.G93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Lurid</text:p>
          </table:table-cell>
          <table:table-cell table:formula="of:=VLOOKUP([.G94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Exciting</text:p>
          </table:table-cell>
          <table:table-cell table:formula="of:=VLOOKUP([.G95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Engineering!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Exciting</text:p>
          </table:table-cell>
          <table:table-cell table:formula="of:=VLOOKUP([.G96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97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9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aradigmatic</text:p>
          </table:table-cell>
          <table:table-cell table:formula="of:=VLOOKUP([.G99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aradigmatic</text:p>
          </table:table-cell>
          <table:table-cell table:formula="of:=VLOOKUP([.G100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Lurid</text:p>
          </table:table-cell>
          <table:table-cell table:formula="of:=VLOOKUP([.G101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Lurid</text:p>
          </table:table-cell>
          <table:table-cell table:formula="of:=VLOOKUP([.G102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Background</text:p>
          </table:table-cell>
          <table:table-cell table:formula="of:=VLOOKUP([.G103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Above the Fray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Background</text:p>
          </table:table-cell>
          <table:table-cell table:formula="of:=VLOOKUP([.G104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Lurid</text:p>
          </table:table-cell>
          <table:table-cell table:formula="of:=VLOOKUP([.G105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Lurid</text:p>
          </table:table-cell>
          <table:table-cell table:formula="of:=VLOOKUP([.G106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Exciting</text:p>
          </table:table-cell>
          <table:table-cell table:formula="of:=VLOOKUP([.G107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Exciting</text:p>
          </table:table-cell>
          <table:table-cell table:formula="of:=VLOOKUP([.G10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109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110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aradigmatic</text:p>
          </table:table-cell>
          <table:table-cell table:formula="of:=VLOOKUP([.G111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Scientific Adventure</text:p>
          </table:table-cell>
          <table:table-cell office:value-type="string">
            <text:p>Walking the Boundaries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Paradigmatic</text:p>
          </table:table-cell>
          <table:table-cell table:formula="of:=VLOOKUP([.G112];Genres;4;0)" office:value-type="string" office:string-value="Bindings">
            <text:p>Binding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113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114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115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116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117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118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ymbolic</text:p>
          </table:table-cell>
          <table:table-cell table:formula="of:=VLOOKUP([.G119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Adventure GET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Symbolic</text:p>
          </table:table-cell>
          <table:table-cell table:formula="of:=VLOOKUP([.G120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21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2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123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124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125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12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27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et's Doing!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2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29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30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truggle</text:p>
          </table:table-cell>
          <table:table-cell table:formula="of:=VLOOKUP([.G131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Struggle</text:p>
          </table:table-cell>
          <table:table-cell table:formula="of:=VLOOKUP([.G13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133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134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Pastoral</text:p>
          </table:table-cell>
          <table:table-cell table:formula="of:=VLOOKUP([.G135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Labyrinth Diving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Pastoral</text:p>
          </table:table-cell>
          <table:table-cell table:formula="of:=VLOOKUP([.G13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Melodramatic</text:p>
          </table:table-cell>
          <table:table-cell table:formula="of:=VLOOKUP([.G137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Melodramatic</text:p>
          </table:table-cell>
          <table:table-cell table:formula="of:=VLOOKUP([.G13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13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14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141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14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Symbolic</text:p>
          </table:table-cell>
          <table:table-cell table:formula="of:=VLOOKUP([.G143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Climbing the Sacred Mountain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Symbolic</text:p>
          </table:table-cell>
          <table:table-cell table:formula="of:=VLOOKUP([.G144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Pastoral</text:p>
          </table:table-cell>
          <table:table-cell table:formula="of:=VLOOKUP([.G145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Pastoral</text:p>
          </table:table-cell>
          <table:table-cell table:formula="of:=VLOOKUP([.G14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ymbolic</text:p>
          </table:table-cell>
          <table:table-cell table:formula="of:=VLOOKUP([.G147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ymbolic</text:p>
          </table:table-cell>
          <table:table-cell table:formula="of:=VLOOKUP([.G14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Struggle</text:p>
          </table:table-cell>
          <table:table-cell table:formula="of:=VLOOKUP([.G149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truggle</text:p>
          </table:table-cell>
          <table:table-cell table:formula="of:=VLOOKUP([.G150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Melodramatic</text:p>
          </table:table-cell>
          <table:table-cell table:formula="of:=VLOOKUP([.G151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Looking for Trouble</text:p>
          </table:table-cell>
          <table:table-cell office:value-type="string">
            <text:p>Down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elodramatic</text:p>
          </table:table-cell>
          <table:table-cell table:formula="of:=VLOOKUP([.G152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Lurid</text:p>
          </table:table-cell>
          <table:table-cell table:formula="of:=VLOOKUP([.G153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Lurid</text:p>
          </table:table-cell>
          <table:table-cell table:formula="of:=VLOOKUP([.G154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155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156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Symbolic</text:p>
          </table:table-cell>
          <table:table-cell table:formula="of:=VLOOKUP([.G157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ymbolic</text:p>
          </table:table-cell>
          <table:table-cell table:formula="of:=VLOOKUP([.G15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59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Changes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60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161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Struggle</text:p>
          </table:table-cell>
          <table:table-cell table:formula="of:=VLOOKUP([.G16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163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164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65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ymbolic</text:p>
          </table:table-cell>
          <table:table-cell table:formula="of:=VLOOKUP([.G166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167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Refusal of the Call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168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169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170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17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7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73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Struggle</text:p>
          </table:table-cell>
          <table:table-cell table:formula="of:=VLOOKUP([.G174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175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176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Lurid</text:p>
          </table:table-cell>
          <table:table-cell table:formula="of:=VLOOKUP([.G177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ymbolic</text:p>
          </table:table-cell>
          <table:table-cell table:formula="of:=VLOOKUP([.G17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ymbolic</text:p>
          </table:table-cell>
          <table:table-cell table:formula="of:=VLOOKUP([.G179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Belly of the Whale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Symbolic</text:p>
          </table:table-cell>
          <table:table-cell table:formula="of:=VLOOKUP([.G180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truggle</text:p>
          </table:table-cell>
          <table:table-cell table:formula="of:=VLOOKUP([.G181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truggle</text:p>
          </table:table-cell>
          <table:table-cell table:formula="of:=VLOOKUP([.G182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Lurid</text:p>
          </table:table-cell>
          <table:table-cell table:formula="of:=VLOOKUP([.G183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Lurid</text:p>
          </table:table-cell>
          <table:table-cell table:formula="of:=VLOOKUP([.G184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185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186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Symbolic</text:p>
          </table:table-cell>
          <table:table-cell table:formula="of:=VLOOKUP([.G187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The Trials of the Sun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ymbolic</text:p>
          </table:table-cell>
          <table:table-cell table:formula="of:=VLOOKUP([.G188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189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Struggle</text:p>
          </table:table-cell>
          <table:table-cell table:formula="of:=VLOOKUP([.G190];Genres;4;0)" office:value-type="string" office:string-value="Knight">
            <text:p>Knigh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Lurid</text:p>
          </table:table-cell>
          <table:table-cell table:formula="of:=VLOOKUP([.G191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Lurid</text:p>
          </table:table-cell>
          <table:table-cell table:formula="of:=VLOOKUP([.G192];Genres;4;0)" office:value-type="string" office:string-value="Otherworldly">
            <text:p>Otherworldly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Background</text:p>
          </table:table-cell>
          <table:table-cell table:formula="of:=VLOOKUP([.G193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Background</text:p>
          </table:table-cell>
          <table:table-cell table:formula="of:=VLOOKUP([.G194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ymbolic</text:p>
          </table:table-cell>
          <table:table-cell table:formula="of:=VLOOKUP([.G195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Heroic Journey</text:p>
          </table:table-cell>
          <table:table-cell office:value-type="string">
            <text:p>Apotheosi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Symbolic</text:p>
          </table:table-cell>
          <table:table-cell table:formula="of:=VLOOKUP([.G196];Genres;4;0)" office:value-type="string" office:string-value="Mystic">
            <text:p>Mystic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197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Exciting</text:p>
          </table:table-cell>
          <table:table-cell table:formula="of:=VLOOKUP([.G19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Pastoral</text:p>
          </table:table-cell>
          <table:table-cell table:formula="of:=VLOOKUP([.G19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Pastoral</text:p>
          </table:table-cell>
          <table:table-cell table:formula="of:=VLOOKUP([.G20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20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formula="of:=VLOOKUP([.G20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03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04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05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Beautiful and Far Away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0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207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Melodramatic</text:p>
          </table:table-cell>
          <table:table-cell table:formula="of:=VLOOKUP([.G20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0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1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21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21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Exciting</text:p>
          </table:table-cell>
          <table:table-cell table:formula="of:=VLOOKUP([.G213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Fascinating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Exciting</text:p>
          </table:table-cell>
          <table:table-cell table:formula="of:=VLOOKUP([.G214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15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16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217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21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219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22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21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2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223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224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25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2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227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o Surreal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228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29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30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231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Melodramatic</text:p>
          </table:table-cell>
          <table:table-cell table:formula="of:=VLOOKUP([.G232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233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Pastoral</text:p>
          </table:table-cell>
          <table:table-cell table:formula="of:=VLOOKUP([.G234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35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36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37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238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Exciting</text:p>
          </table:table-cell>
          <table:table-cell table:formula="of:=VLOOKUP([.G239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40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41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242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This is Such a Bad Idea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Background</text:p>
          </table:table-cell>
          <table:table-cell table:formula="of:=VLOOKUP([.G243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44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Background</text:p>
          </table:table-cell>
          <table:table-cell table:formula="of:=VLOOKUP([.G245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4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Pastoral</text:p>
          </table:table-cell>
          <table:table-cell table:formula="of:=VLOOKUP([.G247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Melodramatic</text:p>
          </table:table-cell>
          <table:table-cell table:formula="of:=VLOOKUP([.G248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Melodramatic</text:p>
          </table:table-cell>
          <table:table-cell table:formula="of:=VLOOKUP([.G249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Exciting</text:p>
          </table:table-cell>
          <table:table-cell table:formula="of:=VLOOKUP([.G250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You've Lost Them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Exciting</text:p>
          </table:table-cell>
          <table:table-cell table:formula="of:=VLOOKUP([.G251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252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table:formula="of:=VLOOKUP([.G253];Genres;4;0)" office:value-type="string" office:string-value="Aspect">
            <text:p>Aspect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54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Melodramatic</text:p>
          </table:table-cell>
          <table:table-cell table:formula="of:=VLOOKUP([.G255];Genres;4;0)" office:value-type="string" office:string-value="Storyteller">
            <text:p>Storyteller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56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Pastoral</text:p>
          </table:table-cell>
          <table:table-cell table:formula="of:=VLOOKUP([.G257];Genres;4;0)" office:value-type="string" office:string-value="Shepherd">
            <text:p>Shepherd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258];Genres;4;0)" office:value-type="string" office:string-value="Emptiness">
            <text:p>Emptiness</text:p>
          </table:table-cell>
          <table:table-cell table:number-columns-repeated="1016"/>
        </table:table-row>
        <table:table-row table:style-name="ro1">
          <table:table-cell office:value-type="string">
            <text:p>CMWGE</text:p>
          </table:table-cell>
          <table:table-cell office:value-type="string">
            <text:p>Example Quest Sets</text:p>
          </table:table-cell>
          <table:table-cell office:value-type="string">
            <text:p>A Bittersweet Saga</text:p>
          </table:table-cell>
          <table:table-cell office:value-type="string">
            <text:p>Something Heals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Background</text:p>
          </table:table-cell>
          <table:table-cell table:formula="of:=VLOOKUP([.G259];Genres;4;0)" office:value-type="string" office:string-value="Emptiness">
            <text:p>Emptiness</text:p>
          </table:table-cell>
          <table:table-cell table:number-columns-repeated="1016"/>
        </table:table-row>
      </table:table>
      <table:table table:name="Genres" table:style-name="ta1" table:print="false">
        <table:table-column table:style-name="co8" table:default-cell-style-name="Default"/>
        <table:table-column table:style-name="co10" table:default-cell-style-name="ce1"/>
        <table:table-column table:style-name="co8" table:default-cell-style-name="ce10"/>
        <table:table-column table:style-name="co9" table:number-columns-repeated="1020" table:default-cell-style-name="Default"/>
        <table:table-row table:style-name="ro1">
          <table:table-cell table:style-name="ce1" office:value-type="string">
            <text:p>Genre</text:p>
          </table:table-cell>
          <table:table-cell office:value-type="string">
            <text:p>Colour</text:p>
          </table:table-cell>
          <table:table-cell table:style-name="ce1" office:value-type="string">
            <text:p>Icon Name</text:p>
          </table:table-cell>
          <table:table-cell table:style-name="ce1" office:value-type="string">
            <text:p>Arc Type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Pastoral</text:p>
          </table:table-cell>
          <table:table-cell table:style-name="ce2" office:value-type="string">
            <text:p>Pur</text:p>
          </table:table-cell>
          <table:table-cell office:value-type="string">
            <text:p>Pastoral</text:p>
          </table:table-cell>
          <table:table-cell office:value-type="string">
            <text:p>Shepherd</text:p>
          </table:table-cell>
          <table:table-cell table:number-columns-repeated="1019"/>
        </table:table-row>
        <table:table-row table:style-name="ro1">
          <table:table-cell office:value-type="string">
            <text:p>Melodramatic</text:p>
          </table:table-cell>
          <table:table-cell table:style-name="ce3" office:value-type="string">
            <text:p>Red</text:p>
          </table:table-cell>
          <table:table-cell office:value-type="string">
            <text:p>Melodramatic</text:p>
          </table:table-cell>
          <table:table-cell table:style-name="ce10" office:value-type="string">
            <text:p>Storyteller</text:p>
          </table:table-cell>
          <table:table-cell table:number-columns-repeated="1019"/>
        </table:table-row>
        <table:table-row table:style-name="ro1">
          <table:table-cell office:value-type="string">
            <text:p>Paradigmatic</text:p>
          </table:table-cell>
          <table:table-cell table:style-name="ce4" office:value-type="string">
            <text:p>Blu</text:p>
          </table:table-cell>
          <table:table-cell office:value-type="string">
            <text:p>Defining</text:p>
          </table:table-cell>
          <table:table-cell office:value-type="string">
            <text:p>Bindings</text:p>
          </table:table-cell>
          <table:table-cell table:number-columns-repeated="1019"/>
        </table:table-row>
        <table:table-row table:style-name="ro2">
          <table:table-cell office:value-type="string">
            <text:p>Exciting</text:p>
          </table:table-cell>
          <table:table-cell table:style-name="ce5" office:value-type="string">
            <text:p>Ylw</text:p>
          </table:table-cell>
          <table:table-cell office:value-type="string">
            <text:p>Passionate</text:p>
          </table:table-cell>
          <table:table-cell office:value-type="string">
            <text:p>Aspect</text:p>
          </table:table-cell>
          <table:table-cell table:number-columns-repeated="1019"/>
        </table:table-row>
        <table:table-row table:style-name="ro2">
          <table:table-cell office:value-type="string">
            <text:p>Lurid</text:p>
          </table:table-cell>
          <table:table-cell table:style-name="ce6" office:value-type="string">
            <text:p>Grn</text:p>
          </table:table-cell>
          <table:table-cell office:value-type="string">
            <text:p>Lurid</text:p>
          </table:table-cell>
          <table:table-cell office:value-type="string">
            <text:p>Otherworldly</text:p>
          </table:table-cell>
          <table:table-cell table:number-columns-repeated="1019"/>
        </table:table-row>
        <table:table-row table:style-name="ro2">
          <table:table-cell office:value-type="string">
            <text:p>Struggle</text:p>
          </table:table-cell>
          <table:table-cell table:style-name="ce7" office:value-type="string">
            <text:p>Orn</text:p>
          </table:table-cell>
          <table:table-cell office:value-type="string">
            <text:p>Struggle</text:p>
          </table:table-cell>
          <table:table-cell office:value-type="string">
            <text:p>Knight</text:p>
          </table:table-cell>
          <table:table-cell table:number-columns-repeated="1019"/>
        </table:table-row>
        <table:table-row table:style-name="ro2">
          <table:table-cell office:value-type="string">
            <text:p>Background</text:p>
          </table:table-cell>
          <table:table-cell table:style-name="ce8" office:value-type="string">
            <text:p>Gry</text:p>
          </table:table-cell>
          <table:table-cell office:value-type="string">
            <text:p>Setting</text:p>
          </table:table-cell>
          <table:table-cell office:value-type="string">
            <text:p>Emptiness</text:p>
          </table:table-cell>
          <table:table-cell table:number-columns-repeated="1019"/>
        </table:table-row>
        <table:table-row table:style-name="ro2">
          <table:table-cell office:value-type="string">
            <text:p>Symbolic</text:p>
          </table:table-cell>
          <table:table-cell table:style-name="ce9" office:value-type="string">
            <text:p>Blk</text:p>
          </table:table-cell>
          <table:table-cell office:value-type="string">
            <text:p>Symbolic</text:p>
          </table:table-cell>
          <table:table-cell office:value-type="string">
            <text:p>Mystic</text:p>
          </table:table-cell>
          <table:table-cell table:number-columns-repeated="1019"/>
        </table:table-row>
      </table:table>
      <table:database-ranges>
        <table:database-range table:name="Genres" table:target-range-address="Genres.A2:Genres.D9"/>
        <table:database-range table:name="Quests" table:target-range-address="Quests.A1:Quests.G259"/>
        <table:database-range table:target-range-address="Quests.A1:Quests.G2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17/01/2015</text:date>, <text:time>20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Greene</meta:initial-creator>
    <meta:creation-date>2015-01-17T20:19:06</meta:creation-date>
    <dc:date>2015-01-17T20:54:32</dc:date>
    <dc:creator>Hugh Greene</dc:creator>
    <meta:editing-duration>PT35M33S</meta:editing-duration>
    <meta:editing-cycles>2</meta:editing-cycles>
    <meta:generator>OpenOffice.org/3.3$Unix OpenOffice.org_project/330m20$Build-9567</meta:generator>
    <meta:document-statistic meta:table-count="2" meta:cell-count="2108" meta:object-count="0"/>
  </office:meta>
</office:document-meta>
</file>